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color="#999999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-stem wid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irlin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LOG([.B2])" office:value-type="float" office:value="1.38021124171161" calcext:value-type="float">
            <text:p>1.3802112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85" calcext:value-type="float">
            <text:p>85</text:p>
          </table:table-cell>
          <table:table-cell/>
          <table:table-cell table:formula="of:=LOG([.B3])" office:value-type="float" office:value="1.92941892571429" calcext:value-type="float">
            <text:p>1.9294189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LOG([.B4])" office:value-type="float" office:value="2.16731733474818" calcext:value-type="float">
            <text:p>2.1673173347</text:p>
          </table:table-cell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Steps to heavy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table:number-columns-repeated="8"/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or 14pt:</text:p>
          </table:table-cell>
          <table:table-cell table:number-columns-repeated="10"/>
        </table:table-row>
        <table:table-row table:style-name="ro1">
          <table:table-cell office:value-type="float" office:value="2.7" calcext:value-type="float">
            <text:p>2.7</text:p>
          </table:table-cell>
          <table:table-cell/>
          <table:table-cell table:formula="of:=POWER(10; [.$D$3]+([.$D$4]-[.$D$3])/[.$A16]*[.C$11])" office:value-type="float" office:value="46.247404059856" calcext:value-type="float">
            <text:p>46.2474040599</text:p>
          </table:table-cell>
          <table:table-cell table:formula="of:=POWER(10; [.$D$3]+([.$D$4]-[.$D$3])/[.$A16]*[.D$11])" office:value-type="float" office:value="56.6497349156982" calcext:value-type="float">
            <text:p>56.6497349157</text:p>
          </table:table-cell>
          <table:table-cell table:formula="of:=POWER(10; [.$D$3]+([.$D$4]-[.$D$3])/[.$A16]*[.E$11])" office:value-type="float" office:value="69.3918400666414" calcext:value-type="float">
            <text:p>69.3918400666</text:p>
          </table:table-cell>
          <table:table-cell table:formula="of:=POWER(10; [.$D$3]+([.$D$4]-[.$D$3])/[.$A16]*[.F$11])" office:value-type="float" office:value="85" calcext:value-type="float">
            <text:p>85</text:p>
          </table:table-cell>
          <table:table-cell table:formula="of:=POWER(10; [.$D$3]+([.$D$4]-[.$D$3])/[.$A16]*[.G$11])" office:value-type="float" office:value="104.118870360858" calcext:value-type="float">
            <text:p>104.1188703609</text:p>
          </table:table-cell>
          <table:table-cell table:formula="of:=POWER(10; [.$D$3]+([.$D$4]-[.$D$3])/[.$A16]*[.H$11])" office:value-type="float" office:value="127.53810782613" calcext:value-type="float">
            <text:p>127.5381078261</text:p>
          </table:table-cell>
          <table:table-cell table:formula="of:=POWER(10; [.$D$3]+([.$D$4]-[.$D$3])/[.$A16]*[.I$11])" office:value-type="float" office:value="156.224984880211" calcext:value-type="float">
            <text:p>156.2249848802</text:p>
          </table:table-cell>
          <table:table-cell table:formula="of:=POWER(10; [.$D$3]+([.$D$4]-[.$D$3])/[.$A16]*[.J$11])" office:value-type="float" office:value="191.364340563172" calcext:value-type="float">
            <text:p>191.36434056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 hairline</text:p>
          </table:table-cell>
          <table:table-cell table:style-name="ce1" table:formula="of:=([.C16]-[.$B$3])/([.$B$2]-[.$B$3])" office:value-type="percentage" office:value="0.635288458035148" calcext:value-type="percentage">
            <text:p>63.53%</text:p>
          </table:table-cell>
          <table:table-cell table:style-name="ce1" table:formula="of:=([.D16]-[.$B$3])/([.$B$2]-[.$B$3])" office:value-type="percentage" office:value="0.464758444004948" calcext:value-type="percentage">
            <text:p>46.48%</text:p>
          </table:table-cell>
          <table:table-cell table:style-name="ce1" table:formula="of:=([.E16]-[.$B$3])/([.$B$2]-[.$B$3])" office:value-type="percentage" office:value="0.255871474317354" calcext:value-type="percentage">
            <text:p>25.59%</text:p>
          </table:table-cell>
          <table:table-cell table:style-name="ce1" table:formula="of:=([.F16]-[.$B$3])/([.$B$4]-[.$B$3])" office:value-type="percentage" office:value="0" calcext:value-type="percentage">
            <text:p>0.00%</text:p>
          </table:table-cell>
          <table:table-cell table:style-name="ce1" table:formula="of:=([.G16]-[.$B$3])/([.$B$4]-[.$B$3])" office:value-type="percentage" office:value="0.308368876788025" calcext:value-type="percentage">
            <text:p>30.84%</text:p>
          </table:table-cell>
          <table:table-cell table:style-name="ce1" table:formula="of:=([.H16]-[.$B$3])/([.$B$4]-[.$B$3])" office:value-type="percentage" office:value="0.686098513324678" calcext:value-type="percentage">
            <text:p>68.61%</text:p>
          </table:table-cell>
          <table:table-cell table:style-name="ce1" table:formula="of:=([.I16]-[.$B$3])/([.$B$4]-[.$B$3])" office:value-type="percentage" office:value="1.14879007871307" calcext:value-type="percentage">
            <text:p>114.88%</text:p>
          </table:table-cell>
          <table:table-cell table:style-name="ce1" table:formula="of:=([.J16]-[.$B$3])/([.$B$4]-[.$B$3])" office:value-type="percentage" office:value="1.71555388005115" calcext:value-type="percentage">
            <text:p>171.56%</text:p>
          </table:table-cell>
          <table:table-cell office:value-type="string" calcext:value-type="string">
            <text:p>to fat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ultra-light</text:p>
          </table:table-cell>
          <table:table-cell office:value-type="string" calcext:value-type="string">
            <text:p>extra-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semibold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heavy</text:p>
          </table:table-cell>
          <table:table-cell table:style-name="ce2" office:value-type="string" calcext:value-type="string">
            <text:p>blac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1:18:07.881000000</meta:creation-date>
    <dc:date>2015-11-02T00:44:35.685000000</dc:date>
    <meta:editing-duration>P1DT11H8M33S</meta:editing-duration>
    <meta:editing-cycles>1</meta:editing-cycles>
    <meta:document-statistic meta:table-count="1" meta:cell-count="48" meta:object-count="0"/>
    <meta:generator>LibreOffice/4.4.2.2$Windows_x86 LibreOffice_project/c4c7d32d0d49397cad38d62472b0bc8acff48dd6</meta:generator>
  </office:meta>
</office:document-meta>
</file>